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Bookmark"/>Вступ</text:h>
      <text:p text:style-name="Subtitle"><text:bookmark text:name="Bookmark1"/>COVID-19</text:p>
      <text:p text:style-name="Standard">Тестування та відстеження врятують життя, але раннє виявлення пневмонії може врятувати більше життів, ніж ці два види діяльності разом узятих.</text:p>
      <text:p text:style-name="Standard">Переважна більшість смертей, пов’язаних із COVID-19, спричинені ускладненнями пневмонії. Як правило, випадки пневмонії COVID-19 діагностуються, коли їх SP02 досягає небезпечно низьких рівнів, стан називається тихою гіпоксією. Медичні працівники не можуть пояснити, чому випадки COVID-19, у яких розвивається пневмонія, не відчувають типових симптомів раннього дихання. Загальновідомо, що коли пацієнтам потрібна вентиляційна підтримка, рівень виживання стає набагато нижчим. Ці висновки поділяють багато спеціалістів, включаючи спеціаліста з невідкладної допомоги, доктора Левітана, який написав у нью-йоркському часі статтю.</text:p>
      <text:p text:style-name="Standard">У здорових легенях SP02 перевищує 96%. Особи, у яких розвиваються важкі ускладнення від COVID-19, знизили рівень SP02; багато з них виявляються, коли їх рівень нижче 90%, часто нижче 85% - ситуація, що загрожує життю. Якщо ми зможемо діагностувати зниження рівня SP02 раніше, можна було б врятувати тисячі життів, а вимоги до підтримки вентилятора значно зменшились.</text:p>
      <text:p text:style-name="Standard">Дистанційний моніторинг SPO2 - це економічна та ефективна стратегія запобігання медичним ускладненням та смертності від COVID-19 та інших вірусів, таких як сезонний грип, які атакують легені.</text:p>
      <text:p text:style-name="Standard">Наше рішення дозволяє швидко впровадити загальну програму раннього виявлення пневмонії дуже економічним та практичним способом.</text:p>
      <text:p text:style-name="Standard"/>
      <text:p text:style-name="Subtitle"><text:bookmark text:name="Bookmark2"/>Огляд рішення</text:p>
      <text:p text:style-name="Standard">Наш телеграм бот надає готові функціональні можливості для нагадування, внесення та відслідковування вашого рівня SPO2.</text:p>
      <text:p text:style-name="Standard"/>
      <text:h text:style-name="Heading_20_1" text:outline-level="1"><text:bookmark text:name="Bookmark3"/>Функціональні можливості</text:h>
      <text:list xml:id="list3868891594241371978" text:style-name="WWNum1">
        <text:list-item>
          <text:p text:style-name="P1">внесення данних в систему</text:p>
        </text:list-item>
        <text:list-item>
          <text:p text:style-name="P1">аналіз рівня SPO2</text:p>
        </text:list-item>
        <text:list-item>
          <text:p text:style-name="P1">нагадування про внесення данних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225" meta:character-count="1696"/>
    <dc:date>2020-12-10T06:07:48.94</dc:date>
    <meta:generator>OpenOffice/4.1.7$Win32 OpenOffice.org_project/417m1$Build-9800</meta:generator>
  </office:meta>
</office:document-meta>
</file>